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50df" officeooo:paragraph-rsid="001150df" style:font-weight-asian="bold" style:font-weight-complex="bold"/>
    </style:style>
    <style:style style:name="P2" style:family="paragraph" style:parent-style-name="Standard">
      <style:text-properties fo:font-weight="bold" officeooo:rsid="0012277a" officeooo:paragraph-rsid="0012277a" style:font-weight-asian="bold" style:font-weight-complex="bold"/>
    </style:style>
    <style:style style:name="P3" style:family="paragraph" style:parent-style-name="Standard">
      <style:text-properties fo:font-weight="bold" officeooo:rsid="00141dab" officeooo:paragraph-rsid="00141dab" style:font-weight-asian="bold" style:font-weight-complex="bold"/>
    </style:style>
    <style:style style:name="P4" style:family="paragraph" style:parent-style-name="Standard">
      <style:text-properties fo:font-weight="bold" officeooo:rsid="0016e025" officeooo:paragraph-rsid="0016e025" style:font-weight-asian="bold" style:font-weight-complex="bold"/>
    </style:style>
    <style:style style:name="P5" style:family="paragraph" style:parent-style-name="Standard">
      <style:text-properties fo:font-weight="bold" officeooo:rsid="0018914e" officeooo:paragraph-rsid="0018914e" style:font-weight-asian="bold" style:font-weight-complex="bold"/>
    </style:style>
    <style:style style:name="P6" style:family="paragraph" style:parent-style-name="Standard">
      <style:text-properties fo:font-weight="normal" officeooo:rsid="001150df" officeooo:paragraph-rsid="001150df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normal" officeooo:rsid="0018d2ba" officeooo:paragraph-rsid="0018d2b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277a" style:font-weight-asian="normal" style:font-weight-complex="normal"/>
    </style:style>
    <style:style style:name="T3" style:family="text">
      <style:text-properties fo:font-weight="normal" officeooo:rsid="0015f0f0" style:font-weight-asian="normal" style:font-weight-complex="normal"/>
    </style:style>
    <style:style style:name="T4" style:family="text">
      <style:text-properties fo:font-weight="normal" officeooo:rsid="0016e025" style:font-weight-asian="normal" style:font-weight-complex="normal"/>
    </style:style>
    <style:style style:name="T5" style:family="text">
      <style:text-properties fo:font-weight="normal" officeooo:rsid="00185f0f" style:font-weight-asian="normal" style:font-weight-complex="normal"/>
    </style:style>
    <style:style style:name="T6" style:family="text">
      <style:text-properties officeooo:rsid="0016e025"/>
    </style:style>
    <style:style style:name="T7" style:family="text">
      <style:text-properties officeooo:rsid="00185f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hn Mangold</text:p>
      <text:p text:style-name="P1"/>
      <text:p text:style-name="P1">Description:</text:p>
      <text:p text:style-name="P6"><text:tab/>This program will perform functions for a Hamming[7,4] or Hamming Code [15,11]. <text:s/>It will encode a 4 bit or 11 bit data string with the necessary parity bits, check an existing code for proper parity and correct it if it is incorrect, and decode a 7 bit or 15 bit code to get the original message.</text:p>
      <text:p text:style-name="P6"/>
      <text:p text:style-name="P1">Libraries:</text:p>
      <text:p text:style-name="P1"><text:tab/><text:span text:style-name="T1">#inlcude &lt;iostream&gt; - used for console input and output.</text:span></text:p>
      <text:p text:style-name="P1"><text:span text:style-name="T1"><text:tab/>#include &lt;string&gt; - used for strings which handles input and output.</text:span></text:p>
      <text:p text:style-name="P1"><text:span text:style-name="T1"><text:tab/>#include &lt;vector&gt; - used for vectors which function as arrays.</text:span></text:p>
      <text:p text:style-name="P1"><text:span text:style-name="T1"><text:tab/>#include &lt;bitset&gt; - used to convert a string to a binary number.</text:span></text:p>
      <text:p text:style-name="P1"/>
      <text:p text:style-name="P1">Structure:</text:p>
      <text:p text:style-name="P1"><text:tab/><text:span text:style-name="T1">The program is separated into various functions. <text:s/>Main is the beginning point which then branches to either the h74 or h1511 function. <text:s/>From there either encode74, encode1511, parity74, parity1511, decode 74, or decode1511 is called and passed a string containing a string representation of a bit string depending on user input. <text:s/>Within each of these functions, a function to multiply matrices is called and the results are outputted to the screen. <text:s/>The process then begins again from main.</text:span></text:p>
      <text:p text:style-name="P1"/>
      <text:p text:style-name="P1">Functions:</text:p>
      <text:p text:style-name="P1"><text:span text:style-name="T1"><text:tab/></text:span><text:span text:style-name="T2">I</text:span><text:span text:style-name="T1">nt main(int argc, char** argv) – main function that handles initial user input.</text:span></text:p>
      <text:p text:style-name="P1"><text:span text:style-name="T1"><text:tab/></text:span><text:span text:style-name="T2">Void h74() - handles calling appropriate encode, parity, or decode function.</text:span></text:p>
      <text:p text:style-name="P1"><text:span text:style-name="T2"><text:tab/>Void h1511() - handles calling appropriate encode, parity, or decode function.</text:span></text:p>
      <text:p text:style-name="P1"><text:span text:style-name="T2"><text:tab/>Void encode74(string last) – multiplies given message by a matrix generator matrix and outputs <text:tab/><text:tab/><text:tab/><text:tab/><text:tab/>the results to the screen.</text:span></text:p>
      <text:p text:style-name="P1"><text:span text:style-name="T2"><text:tab/>Void parity74(string last) – multiplies given code by a parity check matrix. <text:s/>The resulting <text:tab/><text:tab/><text:tab/><text:tab/><text:tab/><text:tab/>syndrome vector is printed to the screen. <text:s/>If the syndrome vector is <text:tab/><text:tab/><text:tab/><text:tab/><text:tab/>a 3 bit zero vector, then the code is correct and nothing else is <text:tab/><text:tab/><text:tab/><text:tab/><text:tab/><text:tab/>done. <text:s/>If it is not a 3 bit syndrome vector, the the code is corrected <text:tab/><text:tab/><text:tab/><text:tab/><text:tab/>and printed to the screen.</text:span></text:p>
      <text:p text:style-name="P1"><text:span text:style-name="T2"><text:tab/>Void decode74(string last) – multiplies the given code by a decoding matrix and prints the <text:tab/><text:tab/><text:tab/><text:tab/><text:tab/><text:tab/>original message to the screen.</text:span></text:p>
      <text:p text:style-name="P1"><text:span text:style-name="T2"><text:tab/>Void encode1511(string last) – same as encode74 just with an 11 bit message.</text:span></text:p>
      <text:p text:style-name="P1"><text:span text:style-name="T2"><text:tab/>Void parity1511(string last) – same as parity74, but with a 15 bit code.</text:span></text:p>
      <text:p text:style-name="P1"><text:span text:style-name="T2"><text:tab/>Void decode1511(string last) – same as decode74, but with a 15 bit code.</text:span></text:p>
      <text:p text:style-name="P2"><text:span text:style-name="T1"><text:tab/>Void matrix_mult(vector&lt;vector&lt;int&gt;&gt; farr, vector&lt;vector&lt;int&gt;&gt; sarr, </text:span></text:p>
      <text:p text:style-name="P2"><text:span text:style-name="T1"><text:tab/><text:tab/>vector&lt;vector&lt;int&gt;&gt; &amp;oarr) – multiplies two matrices and stores the resulting matrix in <text:tab/><text:tab/><text:tab/><text:tab/><text:tab/><text:tab/><text:tab/>oarr. <text:s/>The matrices must be appropriate sizes (ex. (4x3) <text:tab/><text:tab/><text:tab/><text:tab/><text:tab/><text:tab/><text:tab/>times a (3x4)) to be multiplied.</text:span></text:p>
      <text:p text:style-name="P2"/>
      <text:p text:style-name="P3">Compilation and Usage:</text:p>
      <text:p text:style-name="P3"><text:span text:style-name="T1"><text:tab/>A Makefile has been created for this program. <text:s/>Typing make at the command line will compile the program and create the executable named “Hamming”. <text:s/>“./Hamming” will run the program. <text:s/>If manual compilation is necessary, using the following command will accomplish the same results minus the object files:</text:span></text:p>
      <text:p text:style-name="P3"><text:span text:style-name="T1"><text:tab/>g++ -std=c++11 Hamming.cpp functions.cpp -o Hamming</text:span></text:p>
      <text:p text:style-name="P3"/>
      <text:p text:style-name="P3">Testing:</text:p>
      <text:p text:style-name="P3"><text:soft-page-break/><text:tab/><text:span text:style-name="T1">The program was tested thoroughly and every function is working and returns appropriate results. <text:s/>The following test cases were used:</text:span></text:p>
      <text:p text:style-name="P4"><text:tab/>H74:</text:p>
      <text:p text:style-name="P3"><text:span text:style-name="T1"><text:tab/><text:tab/>encode 1011: returns ( 0,1,1,0,0,1,1)</text:span></text:p>
      <text:p text:style-name="P3"><text:span text:style-name="T1"><text:tab/><text:tab/>parity 0110011: returns (0,0,0)</text:span></text:p>
      <text:p text:style-name="P3"><text:span text:style-name="T1"><text:tab/><text:tab/>parity 0110111: returns (1,0,1) then (0,1,1,0,0,1,1)</text:span></text:p>
      <text:p text:style-name="P3"><text:span text:style-name="T1"><text:tab/><text:tab/></text:span><text:span text:style-name="T3">decode 0110011: returns (1,0,1,1)</text:span></text:p>
      <text:p text:style-name="P3"/>
      <text:p text:style-name="P3"><text:span text:style-name="T3"><text:tab/></text:span><text:span text:style-name="T6">H1511:</text:span></text:p>
      <text:p text:style-name="P3"><text:tab/><text:tab/><text:span text:style-name="T4">encode 01010101010: returns (0,1,0,0,1,0,1,1,0,1,0,1,0,1,0)</text:span></text:p>
      <text:p text:style-name="P3"><text:span text:style-name="T4"><text:tab/><text:tab/>parity 010101010101010: returns (0,0,0,0)</text:span></text:p>
      <text:p text:style-name="P3"><text:span text:style-name="T4"><text:tab/><text:tab/>parity 010101010101011: returns (1,1,1,1) then (0,1,0,1,0,1,0,1,0,1,0,1,0,1,0)</text:span></text:p>
      <text:p text:style-name="P4"><text:span text:style-name="T1"><text:tab/><text:tab/>decode 010010110101010: returns (0,1,0,1,0,1,0,1,0,1,0)</text:span></text:p>
      <text:p text:style-name="P4"/>
      <text:p text:style-name="P4"><text:span text:style-name="T1"><text:tab/></text:span><text:span text:style-name="T7">Invalid Input:</text:span></text:p>
      <text:p text:style-name="P4"><text:tab/><text:tab/><text:span text:style-name="T5">blank line: re-prompts</text:span></text:p>
      <text:p text:style-name="P4"><text:span text:style-name="T5"><text:tab/><text:tab/>random letters: re-prompts</text:span></text:p>
      <text:p text:style-name="P4"><text:span text:style-name="T5"><text:tab/><text:tab/>encode abc: tells user can only be 0s or 1s and re-prompts</text:span></text:p>
      <text:p text:style-name="P4"><text:span text:style-name="T5"><text:tab/><text:tab/>decode 11: tells user that bit string is not the appropriate size</text:span></text:p>
      <text:p text:style-name="P4"/>
      <text:p text:style-name="P5">Submission:</text:p>
      <text:p text:style-name="P5"><text:span text:style-name="T1"><text:tab/>Hamming.cpp</text:span></text:p>
      <text:p text:style-name="P5"><text:span text:style-name="T1"><text:tab/>functions.cpp</text:span></text:p>
      <text:p text:style-name="P5"><text:span text:style-name="T1"><text:tab/>Hamming.h</text:span></text:p>
      <text:p text:style-name="P5"><text:span text:style-name="T1"><text:tab/>Makefile</text:span></text:p>
      <text:p text:style-name="P5"><text:span text:style-name="T1"><text:tab/>prog1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gold </meta:initial-creator>
    <meta:creation-date>2015-03-05T08:55:16.315700701</meta:creation-date>
    <dc:date>2015-03-05T10:13:28.044142810</dc:date>
    <dc:creator>Mangold </dc:creator>
    <meta:editing-duration>PT1H5M36S</meta:editing-duration>
    <meta:editing-cycles>8</meta:editing-cycles>
    <meta:generator>LibreOffice/4.2.8.2$Linux_X86_64 LibreOffice_project/420$Build-2</meta:generator>
    <meta:document-statistic meta:table-count="0" meta:image-count="0" meta:object-count="0" meta:page-count="2" meta:paragraph-count="48" meta:word-count="533" meta:character-count="3616" meta:non-whitespace-character-count="3009"/>
  </office:meta>
</office:document-meta>
</file>